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5-01-02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4-01-03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3-01-0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2-01-1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1-01-0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20-01-03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9-01-0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8-01-0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7-01-03 21:2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5-01-09 17:5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4-01-06 19:2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3-01-07 20:2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2-01-03 21:5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1-01-03 20:1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10-01-04 21:56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09-01-12 20:0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9100570202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